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e5b6" officeooo:paragraph-rsid="0016e5b6" style:font-weight-asian="bold" style:font-weight-complex="bold"/>
    </style:style>
    <style:style style:name="P2" style:family="paragraph" style:parent-style-name="Standard">
      <style:paragraph-properties fo:break-before="page"/>
      <style:text-properties officeooo:rsid="0016e5b6" officeooo:paragraph-rsid="0016e5b6"/>
    </style:style>
    <style:style style:name="P3" style:family="paragraph" style:parent-style-name="Standard" style:list-style-name="L1">
      <style:text-properties officeooo:rsid="0014a25b" officeooo:paragraph-rsid="0014a25b"/>
    </style:style>
    <style:style style:name="P4" style:family="paragraph" style:parent-style-name="Standard" style:list-style-name="L1">
      <style:text-properties fo:font-weight="bold" officeooo:rsid="0014a25b" officeooo:paragraph-rsid="0014a25b" style:font-weight-asian="bold" style:font-weight-complex="bold"/>
    </style:style>
    <style:style style:name="P5" style:family="paragraph" style:parent-style-name="Standard" style:list-style-name="L1">
      <style:text-properties officeooo:rsid="0014a25b" officeooo:paragraph-rsid="0014a25b" fo:background-color="#ffff00"/>
    </style:style>
    <style:style style:name="P6" style:family="paragraph" style:parent-style-name="Standard" style:list-style-name="L1">
      <style:text-properties officeooo:rsid="001590bf" officeooo:paragraph-rsid="001590bf" fo:background-color="#ffff00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officeooo:rsid="001590bf" officeooo:paragraph-rsid="001590bf"/>
    </style:style>
    <style:style style:name="P8" style:family="paragraph" style:parent-style-name="Standard" style:list-style-name="L1">
      <style:text-properties officeooo:rsid="001590bf" officeooo:paragraph-rsid="001590bf"/>
    </style:style>
    <style:style style:name="P9" style:family="paragraph" style:parent-style-name="Standard" style:list-style-name="L1">
      <style:text-properties officeooo:rsid="0016e5b6" officeooo:paragraph-rsid="0016e5b6"/>
    </style:style>
    <style:style style:name="P10" style:family="paragraph" style:parent-style-name="Standard" style:list-style-name="L1">
      <style:text-properties style:text-line-through-style="solid" style:text-line-through-type="single" officeooo:rsid="0016e5b6" officeooo:paragraph-rsid="0016e5b6"/>
    </style:style>
    <style:style style:name="T1" style:family="text">
      <style:text-properties officeooo:rsid="001890a0"/>
    </style:style>
    <style:style style:name="T2" style:family="text">
      <style:text-properties officeooo:rsid="001a7b10"/>
    </style:style>
    <style:style style:name="T3" style:family="text">
      <style:text-properties officeooo:rsid="001b4dbb"/>
    </style:style>
    <style:style style:name="T4" style:family="text">
      <style:text-properties officeooo:rsid="001c6e9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2. INTRODUCCIÓN AL MODELO DE TECNOLOGÍAS WEB Y MIDDLEWARE</text:p>
      <text:list xml:id="list4128846840" text:style-name="L1">
        <text:list-header>
          <text:p text:style-name="P3"/>
        </text:list-header>
        <text:list-item>
          <text:p text:style-name="P4">INTRODUCCIÓN</text:p>
        </text:list-item>
        <text:list-item>
          <text:p text:style-name="P4">TECNOLOGÍAS WEB</text:p>
          <text:list>
            <text:list-item>
              <text:p text:style-name="P5">Modelo básicos</text:p>
              <text:list>
                <text:list-item>
                  <text:p text:style-name="P3">C / S sobre internet</text:p>
                </text:list-item>
                <text:list-item>
                  <text:p text:style-name="P7">web</text:p>
                  <text:list>
                    <text:list-item>
                      <text:p text:style-name="P8">Servicio http básico</text:p>
                    </text:list-item>
                  </text:list>
                </text:list-item>
                <text:list-item>
                  <text:p text:style-name="P8">CGI</text:p>
                </text:list-item>
              </text:list>
            </text:list-item>
            <text:list-item>
              <text:p text:style-name="P6">Ampliaciones</text:p>
              <text:list>
                <text:list-item>
                  <text:p text:style-name="P7">En el cliente</text:p>
                  <text:list>
                    <text:list-item>
                      <text:p text:style-name="P8">XHTML</text:p>
                    </text:list-item>
                    <text:list-item>
                      <text:p text:style-name="P8">Applets de java</text:p>
                    </text:list-item>
                    <text:list-item>
                      <text:p text:style-name="P8">Componentes ActiveX</text:p>
                    </text:list-item>
                  </text:list>
                </text:list-item>
                <text:list-item>
                  <text:p text:style-name="P7">En el servidor</text:p>
                  <text:list>
                    <text:list-item>
                      <text:p text:style-name="P8">Servlets</text:p>
                    </text:list-item>
                    <text:list-item>
                      <text:p text:style-name="P8">Modelo extensiones: ISAPI, NSAPI</text:p>
                    </text:list-item>
                    <text:list-item>
                      <text:p text:style-name="P8">Modelo páginas activas: ASP, Liveware, JSP</text:p>
                    </text:list-item>
                    <text:list-item>
                      <text:p text:style-name="P8">Modelo mixto</text:p>
                      <text:list>
                        <text:list-item>
                          <text:p text:style-name="P8">Aja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Websockets –<text:span text:style-name="T1"> voluntario :O</text:span></text:p>
            </text:list-item>
          </text:list>
        </text:list-item>
        <text:list-item>
          <text:p text:style-name="P4">MIDDLEWARE<text:tab/></text:p>
          <text:list>
            <text:list-item>
              <text:p text:style-name="P9">pv de la arquitectura</text:p>
            </text:list-item>
            <text:list-item>
              <text:p text:style-name="P9">pv del programador</text:p>
            </text:list-item>
            <text:list-item>
              <text:p text:style-name="P10">modelo de componentes <text:span text:style-name="T2">(NO ENTRA)</text:span></text:p>
            </text:list-item>
            <text:list-item>
              <text:p text:style-name="P10">j2ee <text:span text:style-name="T3">(NO ENTRA)</text:span></text:p>
            </text:list-item>
            <text:list-item>
              <text:p text:style-name="P9">implementaciones</text:p>
            </text:list-item>
          </text:list>
        </text:list-item>
        <text:list-item>
          <text:p text:style-name="P4">SERVICIOS WEB</text:p>
          <text:list>
            <text:list-item>
              <text:p text:style-name="P9">Arquitectura</text:p>
            </text:list-item>
            <text:list-item>
              <text:p text:style-name="P9">Protocolos</text:p>
            </text:list-item>
            <text:list-item>
              <text:p text:style-name="P9">wsdl</text:p>
            </text:list-item>
            <text:list-item>
              <text:p text:style-name="P9">uddi</text:p>
            </text:list-item>
            <text:list-item>
              <text:p text:style-name="P9">soap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style:rfc-language-tag="ca-ES-valencia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9:21:53.775000000</meta:creation-date>
    <dc:date>2017-10-11T14:32:59.307575145</dc:date>
    <meta:editing-duration>PT34M18S</meta:editing-duration>
    <meta:editing-cycles>3</meta:editing-cycles>
    <meta:generator>LibreOffice/5.3.6.1$Linux_X86_64 LibreOffice_project/30m0$Build-1</meta:generator>
    <meta:document-statistic meta:table-count="0" meta:image-count="0" meta:object-count="0" meta:page-count="2" meta:paragraph-count="32" meta:word-count="109" meta:character-count="705" meta:non-whitespace-character-count="595"/>
  </office:meta>
</office:document-meta>
</file>